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family="paragraph"/>
    <style:style style:name="P6" style:parent-style-name="Paragraphedeliste" style:family="paragraph"/>
    <style:style style:name="T7" style:parent-style-name="Policepardéfaut" style:family="text">
      <style:text-properties style:font-name="Wingdings" style:font-name-asian="Wingdings" style:font-name-complex="Wingdings"/>
    </style:style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T11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Angular</text:p>
      <text:h text:style-name="Titre1" text:outline-level="1">1)</text:h>
      <text:p text:style-name="Normal">Création de 4 fichier :<text:s/></text:p>
      <text:list text:style-name="LFO1" text:continue-numbering="true">
        <text:list-item>
          <text:p text:style-name="P2">Component.css<text:s/></text:p>
          <text:list text:continue-numbering="true">
            <text:list-item>
              <text:p text:style-name="P3">Mise en page<text:s/><text:span text:style-name="T4"></text:span><text:s/>vide</text:p>
            </text:list-item>
          </text:list>
        </text:list-item>
        <text:list-item>
          <text:p text:style-name="P5">Component.html</text:p>
          <text:list text:continue-numbering="true">
            <text:list-item>
              <text:p text:style-name="P6">La page du composant<text:s/><text:span text:style-name="T7"></text:span><text:s/>Dit si la page fonctionne</text:p>
            </text:list-item>
          </text:list>
        </text:list-item>
        <text:list-item>
          <text:p text:style-name="P8">Component.spec.ts</text:p>
        </text:list-item>
        <text:list-item>
          <text:p text:style-name="P9">Component.ts</text:p>
          <text:list text:continue-numbering="true">
            <text:list-item>
              <text:p text:style-name="P10">Les routes<text:s/><text:span text:style-name="T11"></text:span><text:s/>Préremplis</text:p>
            </text:list-item>
          </text:list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phane Goodwin</meta:initial-creator>
    <dc:creator>Stephane Goodwin</dc:creator>
    <meta:creation-date>2019-10-16T10:09:00Z</meta:creation-date>
    <dc:date>2019-10-16T10:33:00Z</dc:date>
    <meta:template xlink:href="951E1979.dotm" xlink:type="simple"/>
    <meta:editing-cycles>4</meta:editing-cycles>
    <meta:editing-duration>PT480S</meta:editing-duration>
    <meta:document-statistic meta:page-count="1" meta:paragraph-count="1" meta:word-count="29" meta:character-count="191" meta:row-count="1" meta:non-whitespace-character-count="163"/>
  </office:meta>
</office:document-meta>
</file>